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fill="none" draw:fill-color="#000000" draw:auto-grow-height="false" fo:min-height="4.197cm" fo:min-width="6.29cm" fo:wrap-option="no-wrap"/>
    </style:style>
    <style:style style:name="gr3" style:family="graphic" style:parent-style-name="standard">
      <style:graphic-properties svg:stroke-color="#000000" draw:fill="none" draw:fill-color="#000000" draw:auto-grow-height="false" fo:min-height="4.197cm" fo:min-width="13.89cm" fo:wrap-option="no-wrap"/>
    </style:style>
    <style:style style:name="gr4" style:family="graphic" style:parent-style-name="standard">
      <style:graphic-properties svg:stroke-color="#000000" draw:fill="none" draw:fill-color="#000000" draw:auto-grow-height="false" fo:min-height="8.487cm" fo:min-width="20.716cm" fo:wrap-option="no-wrap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2.516cm" fo:min-width="19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316cm" fo:min-width="19.266cm" fo:padding-top="0.142cm" fo:padding-bottom="0.142cm" fo:padding-left="0.267cm" fo:padding-right="0.26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078cm" fo:min-width="0.14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716cm" fo:min-width="19.2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716cm" fo:min-width="9.8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716cm" fo:min-width="8.8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5.916cm" fo:min-width="19.2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8.116cm" fo:min-width="19.2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916cm" fo:min-width="18.066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74cm" fo:min-width="12.512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316cm" fo:min-width="18.066cm" fo:padding-top="0.142cm" fo:padding-bottom="0.142cm" fo:padding-left="0.267cm" fo:padding-right="0.267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WHAT CAN I COO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VIEW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custom-shape draw:style-name="gr2" draw:text-style-name="P2" draw:layer="layout" svg:width="7.8cm" svg:height="5.457cm" svg:x="3cm" svg:y="3.4cm">
          <text:p>1) Form di ricerca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presentation:style-name="pr1" draw:layer="layout" svg:width="25.199cm" svg:height="3.506cm" svg:x="1.4cm" svg:y="0cm" presentation:class="title" presentation:user-transformed="true">
          <draw:text-box>
            <text:p>struttura</text:p>
          </draw:text-box>
        </draw:frame>
        <draw:custom-shape draw:style-name="gr3" draw:text-style-name="P2" draw:layer="layout" svg:width="15.4cm" svg:height="5.457cm" svg:x="10.8cm" svg:y="3.4cm">
          <text:p>2) Ingredienti inseriti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draw:layer="layout" svg:width="23.2cm" svg:height="10.721cm" svg:x="3cm" svg:y="8.936cm">
          <text:p>3) Lista risultati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lemento lista risultati</text:p>
          </draw:text-box>
        </draw:frame>
        <draw:custom-shape draw:style-name="gr5" draw:text-style-name="P3" draw:layer="layout" svg:width="19.8cm" svg:height="12.8cm" svg:x="4.2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.8cm" svg:height="0.6cm" svg:x="4.2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91cm" svg:height="1.012cm" draw:transform="skewX (-0.76026542216873) rotate (0.431445391092998) translate (13.13cm 4.88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3" draw:layer="layout" svg:width="19.8cm" svg:height="3cm" svg:x="4.2cm" svg:y="5.4cm">
          <text:p text:style-name="P5">Titolo + Fot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.4cm" svg:height="3cm" svg:x="4.2cm" svg:y="8.4cm">
          <text:p text:style-name="P5">Ingredienti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4cm" svg:height="3cm" svg:x="14.6cm" svg:y="8.4cm">
          <text:p text:style-name="P5">Tempo</text:p>
          <text:p text:style-name="P5">Difficoltà</text:p>
          <text:p text:style-name="P5">Person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9.8cm" svg:height="6.2cm" svg:x="4.2cm" svg:y="11.4cm">
          <text:p text:style-name="P5">istruzioni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Barra di ricerca</text:p>
          </draw:text-box>
        </draw:frame>
        <draw:custom-shape draw:style-name="gr12" draw:text-style-name="P3" draw:layer="layout" svg:width="19.8cm" svg:height="8.4cm" svg:x="4.2cm" svg:y="5.2cm"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8.6cm" svg:height="1.2cm" svg:x="4.8cm" svg:y="5.8cm">
          <text:p text:style-name="P5">P|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8.4cm" svg:height="0.6cm" svg:x="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8.6cm" svg:height="2.6cm" svg:x="4.8cm" svg:y="7cm">
          <text:p text:style-name="P5">Pomodori</text:p>
          <text:p text:style-name="P5">Pera</text:p>
          <text:p text:style-name="P5">Pann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15:19:49.113650518</meta:creation-date>
    <dc:date>2016-12-25T14:46:31.921848832</dc:date>
    <meta:editing-duration>PT1H47M24S</meta:editing-duration>
    <meta:editing-cycles>2</meta:editing-cycles>
    <meta:generator>LibreOffice/5.1.4.2$Linux_X86_64 LibreOffice_project/10m0$Build-2</meta:generator>
    <meta:document-statistic meta:object-count="48"/>
  </office:meta>
</office:document-meta>
</file>